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 brach ( f. e. there are more than one programmer ) to repo:</text:p>
      <text:p text:style-name="P3"><text:tab/>#git branch branchName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5"><text:tab/>#git push</text:p>
      <text:p text:style-name="P5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17-03-15T09:07:04.709237069</dc:date>
    <meta:editing-duration>PT4M1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257" meta:character-count="1663" meta:non-whitespace-character-count="1427"/>
  </office:meta>
</office:document-meta>
</file>